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548cm"/>
    </style:style>
    <style:style style:name="co3" style:family="table-column">
      <style:table-column-properties fo:break-before="auto" style:column-width="6.849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4.817cm"/>
    </style:style>
    <style:style style:name="co6" style:family="table-column">
      <style:table-column-properties fo:break-before="auto" style:column-width="3.4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33"/>
    <style:style style:name="ce4" style:family="table-cell" style:parent-style-name="Default" style:data-style-name="N4"/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fo:wrap-option="no-wrap"/>
      <style:text-properties fo:font-weight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table:number-columns-repeated="4"/>
          <table:table-cell/>
          <table:table-cell table:style-name="ce1" table:number-columns-repeated="2"/>
        </table:table-row>
        <table:table-row table:style-name="ro1">
          <table:table-cell table:style-name="ce2"/>
          <table:table-cell office:value-type="date" office:date-value="2006-01-01">
            <text:p>01.Jan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2"/>
          <table:table-cell office:value-type="date" office:date-value="2006-01-02">
            <text:p>02.Jan</text:p>
          </table:table-cell>
          <table:table-cell table:formula="oooc:=[.C2]+[.D3]-[Tabelle2.$A$29]" office:value-type="float" office:value="488">
            <text:p>488</text:p>
          </table:table-cell>
          <table:table-cell/>
          <table:table-cell table:number-columns-repeated="3"/>
        </table:table-row>
        <table:table-row table:style-name="ro1">
          <table:table-cell table:style-name="ce2"/>
          <table:table-cell office:value-type="date" office:date-value="2006-01-03">
            <text:p>03.Jan</text:p>
          </table:table-cell>
          <table:table-cell table:formula="oooc:=[.C3]+[.D4]-[Tabelle2.$A$29]" office:value-type="float" office:value="461">
            <text:p>461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date" office:date-value="2006-01-04">
            <text:p>04.Jan</text:p>
          </table:table-cell>
          <table:table-cell table:formula="oooc:=[.C4]+[.D5]-[Tabelle2.$A$29]" office:value-type="float" office:value="449">
            <text:p>449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05">
            <text:p>05.Jan</text:p>
          </table:table-cell>
          <table:table-cell table:formula="oooc:=[.C5]+[.D6]-[Tabelle2.$A$29]" office:value-type="float" office:value="437">
            <text:p>437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06">
            <text:p>06.Jan</text:p>
          </table:table-cell>
          <table:table-cell table:formula="oooc:=[.C6]+[.D7]-[Tabelle2.$A$29]" office:value-type="float" office:value="425">
            <text:p>425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07">
            <text:p>07.Jan</text:p>
          </table:table-cell>
          <table:table-cell table:formula="oooc:=[.C7]+[.D8]-[Tabelle2.$A$29]" office:value-type="float" office:value="363">
            <text:p>363</text:p>
          </table:table-cell>
          <table:table-cell office:value-type="float" office:value="-50">
            <text:p>-50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08">
            <text:p>08.Jan</text:p>
          </table:table-cell>
          <table:table-cell table:formula="oooc:=[.C8]+[.D9]-[Tabelle2.$A$29]" office:value-type="float" office:value="351">
            <text:p>351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09">
            <text:p>09.Jan</text:p>
          </table:table-cell>
          <table:table-cell table:formula="oooc:=[.C9]+[.D10]-[Tabelle2.$A$29]" office:value-type="float" office:value="339">
            <text:p>339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0">
            <text:p>10.Jan</text:p>
          </table:table-cell>
          <table:table-cell table:formula="oooc:=[.C10]+[.D11]-[Tabelle2.$A$29]" office:value-type="float" office:value="252">
            <text:p>252</text:p>
          </table:table-cell>
          <table:table-cell office:value-type="float" office:value="-75">
            <text:p>-75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1">
            <text:p>11.Jan</text:p>
          </table:table-cell>
          <table:table-cell table:formula="oooc:=[.C11]+[.D12]-[Tabelle2.$A$29]" office:value-type="float" office:value="240">
            <text:p>240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2">
            <text:p>12.Jan</text:p>
          </table:table-cell>
          <table:table-cell table:formula="oooc:=[.C12]+[.D13]-[Tabelle2.$A$29]" office:value-type="float" office:value="228">
            <text:p>228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3">
            <text:p>13.Jan</text:p>
          </table:table-cell>
          <table:table-cell table:formula="oooc:=[.C13]+[.D14]-[Tabelle2.$A$29]" office:value-type="float" office:value="216">
            <text:p>21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4">
            <text:p>14.Jan</text:p>
          </table:table-cell>
          <table:table-cell table:formula="oooc:=[.C14]+[.D15]-[Tabelle2.$A$29]" office:value-type="float" office:value="204">
            <text:p>20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5">
            <text:p>15.Jan</text:p>
          </table:table-cell>
          <table:table-cell table:formula="oooc:=[.C15]+[.D16]-[Tabelle2.$A$29]" office:value-type="float" office:value="192">
            <text:p>19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6">
            <text:p>16.Jan</text:p>
          </table:table-cell>
          <table:table-cell table:formula="oooc:=[.C16]+[.D17]-[Tabelle2.$A$29]" office:value-type="float" office:value="180">
            <text:p>180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7">
            <text:p>17.Jan</text:p>
          </table:table-cell>
          <table:table-cell table:formula="oooc:=[.C17]+[.D18]-[Tabelle2.$A$29]" office:value-type="float" office:value="168">
            <text:p>168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8">
            <text:p>18.Jan</text:p>
          </table:table-cell>
          <table:table-cell table:formula="oooc:=[.C18]+[.D19]-[Tabelle2.$A$29]" office:value-type="float" office:value="156">
            <text:p>15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19">
            <text:p>19.Jan</text:p>
          </table:table-cell>
          <table:table-cell table:formula="oooc:=[.C19]+[.D20]-[Tabelle2.$A$29]" office:value-type="float" office:value="144">
            <text:p>14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0">
            <text:p>20.Jan</text:p>
          </table:table-cell>
          <table:table-cell table:formula="oooc:=[.C20]+[.D21]-[Tabelle2.$A$29]" office:value-type="float" office:value="132">
            <text:p>13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1">
            <text:p>21.Jan</text:p>
          </table:table-cell>
          <table:table-cell table:formula="oooc:=[.C21]+[.D22]-[Tabelle2.$A$29]" office:value-type="float" office:value="120">
            <text:p>120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2">
            <text:p>22.Jan</text:p>
          </table:table-cell>
          <table:table-cell table:formula="oooc:=[.C22]+[.D23]-[Tabelle2.$A$29]" office:value-type="float" office:value="108">
            <text:p>108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3">
            <text:p>23.Jan</text:p>
          </table:table-cell>
          <table:table-cell table:formula="oooc:=[.C23]+[.D24]-[Tabelle2.$A$29]" office:value-type="float" office:value="96">
            <text:p>9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4">
            <text:p>24.Jan</text:p>
          </table:table-cell>
          <table:table-cell table:formula="oooc:=[.C24]+[.D25]-[Tabelle2.$A$29]" office:value-type="float" office:value="84">
            <text:p>8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5">
            <text:p>25.Jan</text:p>
          </table:table-cell>
          <table:table-cell table:formula="oooc:=[.C25]+[.D26]-[Tabelle2.$A$29]" office:value-type="float" office:value="72">
            <text:p>7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6">
            <text:p>26.Jan</text:p>
          </table:table-cell>
          <table:table-cell table:formula="oooc:=[.C26]+[.D27]-[Tabelle2.$A$29]" office:value-type="float" office:value="60">
            <text:p>60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7">
            <text:p>27.Jan</text:p>
          </table:table-cell>
          <table:table-cell table:formula="oooc:=[.C27]+[.D28]-[Tabelle2.$A$29]" office:value-type="float" office:value="48">
            <text:p>48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8">
            <text:p>28.Jan</text:p>
          </table:table-cell>
          <table:table-cell table:formula="oooc:=[.C28]+[.D29]-[Tabelle2.$A$29]" office:value-type="float" office:value="836">
            <text:p>836</text:p>
          </table:table-cell>
          <table:table-cell office:value-type="float" office:value="800">
            <text:p>800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29">
            <text:p>29.Jan</text:p>
          </table:table-cell>
          <table:table-cell table:formula="oooc:=[.C29]+[.D30]-[Tabelle2.$A$29]" office:value-type="float" office:value="824">
            <text:p>82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30">
            <text:p>30.Jan</text:p>
          </table:table-cell>
          <table:table-cell table:formula="oooc:=[.C30]+[.D31]-[Tabelle2.$A$29]" office:value-type="float" office:value="812">
            <text:p>81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1-31">
            <text:p>31.Jan</text:p>
          </table:table-cell>
          <table:table-cell table:formula="oooc:=[.C31]+[.D32]-[Tabelle2.$A$29]" office:value-type="float" office:value="800">
            <text:p>800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01">
            <text:p>01.Feb</text:p>
          </table:table-cell>
          <table:table-cell table:formula="oooc:=[.C32]+[.D33]-[Tabelle2.$A$29]" office:value-type="float" office:value="503">
            <text:p>503</text:p>
          </table:table-cell>
          <table:table-cell office:value-type="float" office:value="-285">
            <text:p>-285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02">
            <text:p>02.Feb</text:p>
          </table:table-cell>
          <table:table-cell table:formula="oooc:=[.C33]+[.D34]-[Tabelle2.$A$29]" office:value-type="float" office:value="491">
            <text:p>491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03">
            <text:p>03.Feb</text:p>
          </table:table-cell>
          <table:table-cell table:formula="oooc:=[.C34]+[.D35]-[Tabelle2.$A$29]" office:value-type="float" office:value="464">
            <text:p>464</text:p>
          </table:table-cell>
          <table:table-cell office:value-type="float" office:value="-15">
            <text:p>-15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04">
            <text:p>04.Feb</text:p>
          </table:table-cell>
          <table:table-cell table:formula="oooc:=[.C35]+[.D36]-[Tabelle2.$A$29]" office:value-type="float" office:value="452">
            <text:p>45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05">
            <text:p>05.Feb</text:p>
          </table:table-cell>
          <table:table-cell table:formula="oooc:=[.C36]+[.D37]-[Tabelle2.$A$29]" office:value-type="float" office:value="440">
            <text:p>440</text:p>
          </table:table-cell>
          <table:table-cell/>
          <table:table-cell table:number-columns-repeated="3"/>
        </table:table-row>
        <table:table-row table:style-name="ro1">
          <table:table-cell table:style-name="ce2"/>
          <table:table-cell office:value-type="date" office:date-value="2006-02-06">
            <text:p>06.Feb</text:p>
          </table:table-cell>
          <table:table-cell table:formula="oooc:=[.C37]+[.D38]-[Tabelle2.$A$29]" office:value-type="float" office:value="428">
            <text:p>428</text:p>
          </table:table-cell>
          <table:table-cell/>
          <table:table-cell table:number-columns-repeated="3"/>
        </table:table-row>
        <table:table-row table:style-name="ro1">
          <table:table-cell table:style-name="ce2"/>
          <table:table-cell office:value-type="date" office:date-value="2006-02-07">
            <text:p>07.Feb</text:p>
          </table:table-cell>
          <table:table-cell table:formula="oooc:=[.C38]+[.D39]-[Tabelle2.$A$29]" office:value-type="float" office:value="366">
            <text:p>366</text:p>
          </table:table-cell>
          <table:table-cell office:value-type="float" office:value="-50">
            <text:p>-50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08">
            <text:p>08.Feb</text:p>
          </table:table-cell>
          <table:table-cell table:formula="oooc:=[.C39]+[.D40]-[Tabelle2.$A$29]" office:value-type="float" office:value="354">
            <text:p>354</text:p>
          </table:table-cell>
          <table:table-cell/>
          <table:table-cell table:number-columns-repeated="3"/>
        </table:table-row>
        <table:table-row table:style-name="ro1">
          <table:table-cell table:style-name="ce2"/>
          <table:table-cell office:value-type="date" office:date-value="2006-02-09">
            <text:p>09.Feb</text:p>
          </table:table-cell>
          <table:table-cell table:formula="oooc:=[.C40]+[.D41]-[Tabelle2.$A$29]" office:value-type="float" office:value="342">
            <text:p>342</text:p>
          </table:table-cell>
          <table:table-cell/>
          <table:table-cell table:number-columns-repeated="3"/>
        </table:table-row>
        <table:table-row table:style-name="ro1">
          <table:table-cell table:style-name="ce2"/>
          <table:table-cell office:value-type="date" office:date-value="2006-02-10">
            <text:p>10.Feb</text:p>
          </table:table-cell>
          <table:table-cell table:formula="oooc:=[.C41]+[.D42]-[Tabelle2.$A$29]" office:value-type="float" office:value="330">
            <text:p>330</text:p>
          </table:table-cell>
          <table:table-cell/>
          <table:table-cell table:number-columns-repeated="3"/>
        </table:table-row>
        <table:table-row table:style-name="ro1">
          <table:table-cell table:style-name="ce2"/>
          <table:table-cell office:value-type="date" office:date-value="2006-02-11">
            <text:p>11.Feb</text:p>
          </table:table-cell>
          <table:table-cell table:formula="oooc:=[.C42]+[.D43]-[Tabelle2.$A$29]" office:value-type="float" office:value="318">
            <text:p>318</text:p>
          </table:table-cell>
          <table:table-cell/>
          <table:table-cell/>
          <table:table-cell table:style-name="ce4" table:number-columns-repeated="2"/>
        </table:table-row>
        <table:table-row table:style-name="ro1">
          <table:table-cell table:style-name="ce2"/>
          <table:table-cell office:value-type="date" office:date-value="2006-02-12">
            <text:p>12.Feb</text:p>
          </table:table-cell>
          <table:table-cell table:formula="oooc:=[.C43]+[.D44]-[Tabelle2.$A$29]" office:value-type="float" office:value="306">
            <text:p>30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13">
            <text:p>13.Feb</text:p>
          </table:table-cell>
          <table:table-cell table:formula="oooc:=[.C44]+[.D45]-[Tabelle2.$A$29]" office:value-type="float" office:value="294">
            <text:p>29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14">
            <text:p>14.Feb</text:p>
          </table:table-cell>
          <table:table-cell table:formula="oooc:=[.C45]+[.D46]-[Tabelle2.$A$29]" office:value-type="float" office:value="282">
            <text:p>28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15">
            <text:p>15.Feb</text:p>
          </table:table-cell>
          <table:table-cell table:formula="oooc:=[.C46]+[.D47]-[Tabelle2.$A$29]" office:value-type="float" office:value="270">
            <text:p>270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16">
            <text:p>16.Feb</text:p>
          </table:table-cell>
          <table:table-cell table:formula="oooc:=[.C47]+[.D48]-[Tabelle2.$A$29]" office:value-type="float" office:value="258">
            <text:p>258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17">
            <text:p>17.Feb</text:p>
          </table:table-cell>
          <table:table-cell table:formula="oooc:=[.C48]+[.D49]-[Tabelle2.$A$29]" office:value-type="float" office:value="246">
            <text:p>24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18">
            <text:p>18.Feb</text:p>
          </table:table-cell>
          <table:table-cell table:formula="oooc:=[.C49]+[.D50]-[Tabelle2.$A$29]" office:value-type="float" office:value="234">
            <text:p>23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19">
            <text:p>19.Feb</text:p>
          </table:table-cell>
          <table:table-cell table:formula="oooc:=[.C50]+[.D51]-[Tabelle2.$A$29]" office:value-type="float" office:value="222">
            <text:p>22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20">
            <text:p>20.Feb</text:p>
          </table:table-cell>
          <table:table-cell table:formula="oooc:=[.C51]+[.D52]-[Tabelle2.$A$29]" office:value-type="float" office:value="210">
            <text:p>210</text:p>
          </table:table-cell>
          <table:table-cell/>
          <table:table-cell/>
          <table:table-cell table:style-name="ce4" table:number-columns-repeated="2"/>
        </table:table-row>
        <table:table-row table:style-name="ro1">
          <table:table-cell table:style-name="ce2"/>
          <table:table-cell office:value-type="date" office:date-value="2006-02-21">
            <text:p>21.Feb</text:p>
          </table:table-cell>
          <table:table-cell table:formula="oooc:=[.C52]+[.D53]-[Tabelle2.$A$29]" office:value-type="float" office:value="198">
            <text:p>198</text:p>
          </table:table-cell>
          <table:table-cell/>
          <table:table-cell/>
          <table:table-cell table:style-name="ce4" table:number-columns-repeated="2"/>
        </table:table-row>
        <table:table-row table:style-name="ro1">
          <table:table-cell table:style-name="ce2"/>
          <table:table-cell office:value-type="date" office:date-value="2006-02-22">
            <text:p>22.Feb</text:p>
          </table:table-cell>
          <table:table-cell table:formula="oooc:=[.C53]+[.D54]-[Tabelle2.$A$29]" office:value-type="float" office:value="186">
            <text:p>18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23">
            <text:p>23.Feb</text:p>
          </table:table-cell>
          <table:table-cell table:formula="oooc:=[.C54]+[.D55]-[Tabelle2.$A$29]" office:value-type="float" office:value="174">
            <text:p>17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24">
            <text:p>24.Feb</text:p>
          </table:table-cell>
          <table:table-cell table:formula="oooc:=[.C55]+[.D56]-[Tabelle2.$A$29]" office:value-type="float" office:value="162">
            <text:p>16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25">
            <text:p>25.Feb</text:p>
          </table:table-cell>
          <table:table-cell table:formula="oooc:=[.C56]+[.D57]-[Tabelle2.$A$29]" office:value-type="float" office:value="150">
            <text:p>150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26">
            <text:p>26.Feb</text:p>
          </table:table-cell>
          <table:table-cell table:formula="oooc:=[.C57]+[.D58]-[Tabelle2.$A$29]" office:value-type="float" office:value="138">
            <text:p>138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27">
            <text:p>27.Feb</text:p>
          </table:table-cell>
          <table:table-cell table:formula="oooc:=[.C58]+[.D59]-[Tabelle2.$A$29]" office:value-type="float" office:value="126">
            <text:p>12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2-28">
            <text:p>28.Feb</text:p>
          </table:table-cell>
          <table:table-cell table:formula="oooc:=[.C59]+[.D60]-[Tabelle2.$A$29]" office:value-type="float" office:value="914">
            <text:p>914</text:p>
          </table:table-cell>
          <table:table-cell office:value-type="float" office:value="800">
            <text:p>800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01">
            <text:p>01.Mrz</text:p>
          </table:table-cell>
          <table:table-cell table:formula="oooc:=[.C60]+[.D61]-[Tabelle2.$A$29]" office:value-type="float" office:value="617">
            <text:p>617</text:p>
          </table:table-cell>
          <table:table-cell office:value-type="float" office:value="-285">
            <text:p>-285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02">
            <text:p>02.Mrz</text:p>
          </table:table-cell>
          <table:table-cell table:formula="oooc:=[.C61]+[.D62]-[Tabelle2.$A$29]" office:value-type="float" office:value="605">
            <text:p>605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03">
            <text:p>03.Mrz</text:p>
          </table:table-cell>
          <table:table-cell table:formula="oooc:=[.C62]+[.D63]-[Tabelle2.$A$29]" office:value-type="float" office:value="578">
            <text:p>578</text:p>
          </table:table-cell>
          <table:table-cell office:value-type="float" office:value="-15">
            <text:p>-15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04">
            <text:p>04.Mrz</text:p>
          </table:table-cell>
          <table:table-cell table:formula="oooc:=[.C63]+[.D64]-[Tabelle2.$A$29]" office:value-type="float" office:value="566">
            <text:p>56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05">
            <text:p>05.Mrz</text:p>
          </table:table-cell>
          <table:table-cell table:formula="oooc:=[.C64]+[.D65]-[Tabelle2.$A$29]" office:value-type="float" office:value="554">
            <text:p>55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06">
            <text:p>06.Mrz</text:p>
          </table:table-cell>
          <table:table-cell table:formula="oooc:=[.C65]+[.D66]-[Tabelle2.$A$29]" office:value-type="float" office:value="542">
            <text:p>54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07">
            <text:p>07.Mrz</text:p>
          </table:table-cell>
          <table:table-cell table:formula="oooc:=[.C66]+[.D67]-[Tabelle2.$A$29]" office:value-type="float" office:value="480">
            <text:p>480</text:p>
          </table:table-cell>
          <table:table-cell office:value-type="float" office:value="-50">
            <text:p>-50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08">
            <text:p>08.Mrz</text:p>
          </table:table-cell>
          <table:table-cell table:formula="oooc:=[.C67]+[.D68]-[Tabelle2.$A$29]" office:value-type="float" office:value="468">
            <text:p>468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09">
            <text:p>09.Mrz</text:p>
          </table:table-cell>
          <table:table-cell table:formula="oooc:=[.C68]+[.D69]-[Tabelle2.$A$29]" office:value-type="float" office:value="456">
            <text:p>45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10">
            <text:p>10.Mrz</text:p>
          </table:table-cell>
          <table:table-cell table:formula="oooc:=[.C69]+[.D70]-[Tabelle2.$A$29]" office:value-type="float" office:value="444">
            <text:p>44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11">
            <text:p>11.Mrz</text:p>
          </table:table-cell>
          <table:table-cell table:formula="oooc:=[.C70]+[.D71]-[Tabelle2.$A$29]" office:value-type="float" office:value="432">
            <text:p>432</text:p>
          </table:table-cell>
          <table:table-cell/>
          <table:table-cell/>
          <table:table-cell table:style-name="ce4" table:number-columns-repeated="2"/>
        </table:table-row>
        <table:table-row table:style-name="ro1">
          <table:table-cell table:style-name="ce2"/>
          <table:table-cell office:value-type="date" office:date-value="2006-03-12">
            <text:p>12.Mrz</text:p>
          </table:table-cell>
          <table:table-cell table:formula="oooc:=[.C71]+[.D72]-[Tabelle2.$A$29]" office:value-type="float" office:value="420">
            <text:p>420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13">
            <text:p>13.Mrz</text:p>
          </table:table-cell>
          <table:table-cell table:formula="oooc:=[.C72]+[.D73]-[Tabelle2.$A$29]" office:value-type="float" office:value="408">
            <text:p>408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14">
            <text:p>14.Mrz</text:p>
          </table:table-cell>
          <table:table-cell table:formula="oooc:=[.C73]+[.D74]-[Tabelle2.$A$29]" office:value-type="float" office:value="396">
            <text:p>396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15">
            <text:p>15.Mrz</text:p>
          </table:table-cell>
          <table:table-cell table:formula="oooc:=[.C74]+[.D75]-[Tabelle2.$A$29]" office:value-type="float" office:value="384">
            <text:p>384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16">
            <text:p>16.Mrz</text:p>
          </table:table-cell>
          <table:table-cell table:formula="oooc:=[.C75]+[.D76]-[Tabelle2.$A$29]" office:value-type="float" office:value="372">
            <text:p>372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 table:style-name="ce2"/>
          <table:table-cell office:value-type="date" office:date-value="2006-03-17">
            <text:p>17.Mrz</text:p>
          </table:table-cell>
          <table:table-cell table:formula="oooc:=[.C76]+[.D77]-[Tabelle2.$A$29]" office:value-type="float" office:value="360">
            <text:p>360</text:p>
          </table:table-cell>
          <table:table-cell/>
          <table:table-cell table:number-columns-repeated="2"/>
          <table:table-cell table:style-name="ce4"/>
        </table:table-row>
        <table:table-row table:style-name="ro1">
          <table:table-cell/>
          <table:table-cell office:value-type="date" office:date-value="2006-03-18">
            <text:p>18.Mrz</text:p>
          </table:table-cell>
          <table:table-cell table:formula="oooc:=[.C77]+[.D78]-[Tabelle2.$A$29]" office:value-type="float" office:value="348">
            <text:p>348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19">
            <text:p>19.Mrz</text:p>
          </table:table-cell>
          <table:table-cell table:formula="oooc:=[.C78]+[.D79]-[Tabelle2.$A$29]" office:value-type="float" office:value="336">
            <text:p>336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20">
            <text:p>20.Mrz</text:p>
          </table:table-cell>
          <table:table-cell table:formula="oooc:=[.C79]+[.D80]-[Tabelle2.$A$29]" office:value-type="float" office:value="324">
            <text:p>324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21">
            <text:p>21.Mrz</text:p>
          </table:table-cell>
          <table:table-cell table:formula="oooc:=[.C80]+[.D81]-[Tabelle2.$A$29]" office:value-type="float" office:value="312">
            <text:p>312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22">
            <text:p>22.Mrz</text:p>
          </table:table-cell>
          <table:table-cell table:formula="oooc:=[.C81]+[.D82]-[Tabelle2.$A$29]" office:value-type="float" office:value="300">
            <text:p>300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23">
            <text:p>23.Mrz</text:p>
          </table:table-cell>
          <table:table-cell table:formula="oooc:=[.C82]+[.D83]-[Tabelle2.$A$29]" office:value-type="float" office:value="288">
            <text:p>288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24">
            <text:p>24.Mrz</text:p>
          </table:table-cell>
          <table:table-cell table:formula="oooc:=[.C83]+[.D84]-[Tabelle2.$A$29]" office:value-type="float" office:value="276">
            <text:p>276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25">
            <text:p>25.Mrz</text:p>
          </table:table-cell>
          <table:table-cell table:formula="oooc:=[.C84]+[.D85]-[Tabelle2.$A$29]" office:value-type="float" office:value="264">
            <text:p>264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26">
            <text:p>26.Mrz</text:p>
          </table:table-cell>
          <table:table-cell table:formula="oooc:=[.C85]+[.D86]-[Tabelle2.$A$29]" office:value-type="float" office:value="252">
            <text:p>252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27">
            <text:p>27.Mrz</text:p>
          </table:table-cell>
          <table:table-cell table:formula="oooc:=[.C86]+[.D87]-[Tabelle2.$A$29]" office:value-type="float" office:value="240">
            <text:p>240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28">
            <text:p>28.Mrz</text:p>
          </table:table-cell>
          <table:table-cell table:formula="oooc:=[.C87]+[.D88]-[Tabelle2.$A$29]" office:value-type="float" office:value="1028">
            <text:p>1028</text:p>
          </table:table-cell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3-29">
            <text:p>29.Mrz</text:p>
          </table:table-cell>
          <table:table-cell table:formula="oooc:=[.C88]+[.D89]-[Tabelle2.$A$29]" office:value-type="float" office:value="1016">
            <text:p>1016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30">
            <text:p>30.Mrz</text:p>
          </table:table-cell>
          <table:table-cell table:formula="oooc:=[.C89]+[.D90]-[Tabelle2.$A$29]" office:value-type="float" office:value="1004">
            <text:p>1004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3-31">
            <text:p>31.Mrz</text:p>
          </table:table-cell>
          <table:table-cell table:formula="oooc:=[.C90]+[.D91]-[Tabelle2.$A$29]" office:value-type="float" office:value="992">
            <text:p>992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01">
            <text:p>01.Apr</text:p>
          </table:table-cell>
          <table:table-cell table:formula="oooc:=[.C91]+[.D92]-[Tabelle2.$A$29]" office:value-type="float" office:value="695">
            <text:p>695</text:p>
          </table:table-cell>
          <table:table-cell office:value-type="float" office:value="-285">
            <text:p>-28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4-02">
            <text:p>02.Apr</text:p>
          </table:table-cell>
          <table:table-cell table:formula="oooc:=[.C92]+[.D93]-[Tabelle2.$A$29]" office:value-type="float" office:value="683">
            <text:p>68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03">
            <text:p>03.Apr</text:p>
          </table:table-cell>
          <table:table-cell table:formula="oooc:=[.C93]+[.D94]-[Tabelle2.$A$29]" office:value-type="float" office:value="656">
            <text:p>656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4-04">
            <text:p>04.Apr</text:p>
          </table:table-cell>
          <table:table-cell table:formula="oooc:=[.C94]+[.D95]-[Tabelle2.$A$29]" office:value-type="float" office:value="644">
            <text:p>644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05">
            <text:p>05.Apr</text:p>
          </table:table-cell>
          <table:table-cell table:formula="oooc:=[.C95]+[.D96]-[Tabelle2.$A$29]" office:value-type="float" office:value="632">
            <text:p>632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06">
            <text:p>06.Apr</text:p>
          </table:table-cell>
          <table:table-cell table:formula="oooc:=[.C96]+[.D97]-[Tabelle2.$A$29]" office:value-type="float" office:value="620">
            <text:p>620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07">
            <text:p>07.Apr</text:p>
          </table:table-cell>
          <table:table-cell table:formula="oooc:=[.C97]+[.D98]-[Tabelle2.$A$29]" office:value-type="float" office:value="558">
            <text:p>558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4-08">
            <text:p>08.Apr</text:p>
          </table:table-cell>
          <table:table-cell table:formula="oooc:=[.C98]+[.D99]-[Tabelle2.$A$29]" office:value-type="float" office:value="546">
            <text:p>546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09">
            <text:p>09.Apr</text:p>
          </table:table-cell>
          <table:table-cell table:formula="oooc:=[.C99]+[.D100]-[Tabelle2.$A$29]" office:value-type="float" office:value="534">
            <text:p>534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10">
            <text:p>10.Apr</text:p>
          </table:table-cell>
          <table:table-cell table:formula="oooc:=[.C100]+[.D101]-[Tabelle2.$A$29]" office:value-type="float" office:value="447">
            <text:p>447</text:p>
          </table:table-cell>
          <table:table-cell office:value-type="float" office:value="-75">
            <text:p>-7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4-11">
            <text:p>11.Apr</text:p>
          </table:table-cell>
          <table:table-cell table:formula="oooc:=[.C101]+[.D102]-[Tabelle2.$A$29]" office:value-type="float" office:value="435">
            <text:p>43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12">
            <text:p>12.Apr</text:p>
          </table:table-cell>
          <table:table-cell table:formula="oooc:=[.C102]+[.D103]-[Tabelle2.$A$29]" office:value-type="float" office:value="423">
            <text:p>42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13">
            <text:p>13.Apr</text:p>
          </table:table-cell>
          <table:table-cell table:formula="oooc:=[.C103]+[.D104]-[Tabelle2.$A$29]" office:value-type="float" office:value="411">
            <text:p>41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14">
            <text:p>14.Apr</text:p>
          </table:table-cell>
          <table:table-cell table:formula="oooc:=[.C104]+[.D105]-[Tabelle2.$A$29]" office:value-type="float" office:value="399">
            <text:p>39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15">
            <text:p>15.Apr</text:p>
          </table:table-cell>
          <table:table-cell table:formula="oooc:=[.C105]+[.D106]-[Tabelle2.$A$29]" office:value-type="float" office:value="387">
            <text:p>38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16">
            <text:p>16.Apr</text:p>
          </table:table-cell>
          <table:table-cell table:formula="oooc:=[.C106]+[.D107]-[Tabelle2.$A$29]" office:value-type="float" office:value="375">
            <text:p>37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17">
            <text:p>17.Apr</text:p>
          </table:table-cell>
          <table:table-cell table:formula="oooc:=[.C107]+[.D108]-[Tabelle2.$A$29]" office:value-type="float" office:value="363">
            <text:p>36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18">
            <text:p>18.Apr</text:p>
          </table:table-cell>
          <table:table-cell table:formula="oooc:=[.C108]+[.D109]-[Tabelle2.$A$29]" office:value-type="float" office:value="351">
            <text:p>35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19">
            <text:p>19.Apr</text:p>
          </table:table-cell>
          <table:table-cell table:formula="oooc:=[.C109]+[.D110]-[Tabelle2.$A$29]" office:value-type="float" office:value="339">
            <text:p>33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20">
            <text:p>20.Apr</text:p>
          </table:table-cell>
          <table:table-cell table:formula="oooc:=[.C110]+[.D111]-[Tabelle2.$A$29]" office:value-type="float" office:value="327">
            <text:p>32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21">
            <text:p>21.Apr</text:p>
          </table:table-cell>
          <table:table-cell table:formula="oooc:=[.C111]+[.D112]-[Tabelle2.$A$29]" office:value-type="float" office:value="315">
            <text:p>31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22">
            <text:p>22.Apr</text:p>
          </table:table-cell>
          <table:table-cell table:formula="oooc:=[.C112]+[.D113]-[Tabelle2.$A$29]" office:value-type="float" office:value="303">
            <text:p>30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23">
            <text:p>23.Apr</text:p>
          </table:table-cell>
          <table:table-cell table:formula="oooc:=[.C113]+[.D114]-[Tabelle2.$A$29]" office:value-type="float" office:value="291">
            <text:p>29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24">
            <text:p>24.Apr</text:p>
          </table:table-cell>
          <table:table-cell table:formula="oooc:=[.C114]+[.D115]-[Tabelle2.$A$29]" office:value-type="float" office:value="279">
            <text:p>27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25">
            <text:p>25.Apr</text:p>
          </table:table-cell>
          <table:table-cell table:formula="oooc:=[.C115]+[.D116]-[Tabelle2.$A$29]" office:value-type="float" office:value="267">
            <text:p>26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26">
            <text:p>26.Apr</text:p>
          </table:table-cell>
          <table:table-cell table:formula="oooc:=[.C116]+[.D117]-[Tabelle2.$A$29]" office:value-type="float" office:value="255">
            <text:p>25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27">
            <text:p>27.Apr</text:p>
          </table:table-cell>
          <table:table-cell table:formula="oooc:=[.C117]+[.D118]-[Tabelle2.$A$29]" office:value-type="float" office:value="243">
            <text:p>24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28">
            <text:p>28.Apr</text:p>
          </table:table-cell>
          <table:table-cell table:formula="oooc:=[.C118]+[.D119]-[Tabelle2.$A$29]" office:value-type="float" office:value="1031">
            <text:p>1031</text:p>
          </table:table-cell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4-29">
            <text:p>29.Apr</text:p>
          </table:table-cell>
          <table:table-cell table:formula="oooc:=[.C119]+[.D120]-[Tabelle2.$A$29]" office:value-type="float" office:value="1019">
            <text:p>101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4-30">
            <text:p>30.Apr</text:p>
          </table:table-cell>
          <table:table-cell table:formula="oooc:=[.C120]+[.D121]-[Tabelle2.$A$29]" office:value-type="float" office:value="1007">
            <text:p>100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01">
            <text:p>01.Mai</text:p>
          </table:table-cell>
          <table:table-cell table:formula="oooc:=[.C121]+[.D122]-[Tabelle2.$A$29]" office:value-type="float" office:value="710">
            <text:p>710</text:p>
          </table:table-cell>
          <table:table-cell office:value-type="float" office:value="-285">
            <text:p>-28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5-02">
            <text:p>02.Mai</text:p>
          </table:table-cell>
          <table:table-cell table:formula="oooc:=[.C122]+[.D123]-[Tabelle2.$A$29]" office:value-type="float" office:value="698">
            <text:p>698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03">
            <text:p>03.Mai</text:p>
          </table:table-cell>
          <table:table-cell table:formula="oooc:=[.C123]+[.D124]-[Tabelle2.$A$29]" office:value-type="float" office:value="671">
            <text:p>671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5-04">
            <text:p>04.Mai</text:p>
          </table:table-cell>
          <table:table-cell table:formula="oooc:=[.C124]+[.D125]-[Tabelle2.$A$29]" office:value-type="float" office:value="659">
            <text:p>65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05">
            <text:p>05.Mai</text:p>
          </table:table-cell>
          <table:table-cell table:formula="oooc:=[.C125]+[.D126]-[Tabelle2.$A$29]" office:value-type="float" office:value="647">
            <text:p>64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06">
            <text:p>06.Mai</text:p>
          </table:table-cell>
          <table:table-cell table:formula="oooc:=[.C126]+[.D127]-[Tabelle2.$A$29]" office:value-type="float" office:value="635">
            <text:p>63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07">
            <text:p>07.Mai</text:p>
          </table:table-cell>
          <table:table-cell table:formula="oooc:=[.C127]+[.D128]-[Tabelle2.$A$29]" office:value-type="float" office:value="573">
            <text:p>573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5-08">
            <text:p>08.Mai</text:p>
          </table:table-cell>
          <table:table-cell table:formula="oooc:=[.C128]+[.D129]-[Tabelle2.$A$29]" office:value-type="float" office:value="561">
            <text:p>56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09">
            <text:p>09.Mai</text:p>
          </table:table-cell>
          <table:table-cell table:formula="oooc:=[.C129]+[.D130]-[Tabelle2.$A$29]" office:value-type="float" office:value="549">
            <text:p>54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0">
            <text:p>10.Mai</text:p>
          </table:table-cell>
          <table:table-cell table:formula="oooc:=[.C130]+[.D131]-[Tabelle2.$A$29]" office:value-type="float" office:value="537">
            <text:p>53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1">
            <text:p>11.Mai</text:p>
          </table:table-cell>
          <table:table-cell table:formula="oooc:=[.C131]+[.D132]-[Tabelle2.$A$29]" office:value-type="float" office:value="525">
            <text:p>52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2">
            <text:p>12.Mai</text:p>
          </table:table-cell>
          <table:table-cell table:formula="oooc:=[.C132]+[.D133]-[Tabelle2.$A$29]" office:value-type="float" office:value="513">
            <text:p>51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3">
            <text:p>13.Mai</text:p>
          </table:table-cell>
          <table:table-cell table:formula="oooc:=[.C133]+[.D134]-[Tabelle2.$A$29]" office:value-type="float" office:value="501">
            <text:p>50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4">
            <text:p>14.Mai</text:p>
          </table:table-cell>
          <table:table-cell table:formula="oooc:=[.C134]+[.D135]-[Tabelle2.$A$29]" office:value-type="float" office:value="489">
            <text:p>48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5">
            <text:p>15.Mai</text:p>
          </table:table-cell>
          <table:table-cell table:formula="oooc:=[.C135]+[.D136]-[Tabelle2.$A$29]" office:value-type="float" office:value="477">
            <text:p>47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6">
            <text:p>16.Mai</text:p>
          </table:table-cell>
          <table:table-cell table:formula="oooc:=[.C136]+[.D137]-[Tabelle2.$A$29]" office:value-type="float" office:value="465">
            <text:p>46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7">
            <text:p>17.Mai</text:p>
          </table:table-cell>
          <table:table-cell table:formula="oooc:=[.C137]+[.D138]-[Tabelle2.$A$29]" office:value-type="float" office:value="453">
            <text:p>45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8">
            <text:p>18.Mai</text:p>
          </table:table-cell>
          <table:table-cell table:formula="oooc:=[.C138]+[.D139]-[Tabelle2.$A$29]" office:value-type="float" office:value="441">
            <text:p>44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19">
            <text:p>19.Mai</text:p>
          </table:table-cell>
          <table:table-cell table:formula="oooc:=[.C139]+[.D140]-[Tabelle2.$A$29]" office:value-type="float" office:value="429">
            <text:p>42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20">
            <text:p>20.Mai</text:p>
          </table:table-cell>
          <table:table-cell table:formula="oooc:=[.C140]+[.D141]-[Tabelle2.$A$29]" office:value-type="float" office:value="417">
            <text:p>41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21">
            <text:p>21.Mai</text:p>
          </table:table-cell>
          <table:table-cell table:formula="oooc:=[.C141]+[.D142]-[Tabelle2.$A$29]" office:value-type="float" office:value="405">
            <text:p>40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22">
            <text:p>22.Mai</text:p>
          </table:table-cell>
          <table:table-cell table:formula="oooc:=[.C142]+[.D143]-[Tabelle2.$A$29]" office:value-type="float" office:value="393">
            <text:p>39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23">
            <text:p>23.Mai</text:p>
          </table:table-cell>
          <table:table-cell table:formula="oooc:=[.C143]+[.D144]-[Tabelle2.$A$29]" office:value-type="float" office:value="381">
            <text:p>38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24">
            <text:p>24.Mai</text:p>
          </table:table-cell>
          <table:table-cell table:formula="oooc:=[.C144]+[.D145]-[Tabelle2.$A$29]" office:value-type="float" office:value="369">
            <text:p>36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25">
            <text:p>25.Mai</text:p>
          </table:table-cell>
          <table:table-cell table:formula="oooc:=[.C145]+[.D146]-[Tabelle2.$A$29]" office:value-type="float" office:value="357">
            <text:p>35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26">
            <text:p>26.Mai</text:p>
          </table:table-cell>
          <table:table-cell table:formula="oooc:=[.C146]+[.D147]-[Tabelle2.$A$29]" office:value-type="float" office:value="345">
            <text:p>34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27">
            <text:p>27.Mai</text:p>
          </table:table-cell>
          <table:table-cell table:formula="oooc:=[.C147]+[.D148]-[Tabelle2.$A$29]" office:value-type="float" office:value="333">
            <text:p>33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28">
            <text:p>28.Mai</text:p>
          </table:table-cell>
          <table:table-cell table:formula="oooc:=[.C148]+[.D149]-[Tabelle2.$A$29]" office:value-type="float" office:value="1421">
            <text:p>1421</text:p>
          </table:table-cell>
          <table:table-cell office:value-type="float" office:value="1100">
            <text:p>110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5-29">
            <text:p>29.Mai</text:p>
          </table:table-cell>
          <table:table-cell table:formula="oooc:=[.C149]+[.D150]-[Tabelle2.$A$29]" office:value-type="float" office:value="1409">
            <text:p>140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30">
            <text:p>30.Mai</text:p>
          </table:table-cell>
          <table:table-cell table:formula="oooc:=[.C150]+[.D151]-[Tabelle2.$A$29]" office:value-type="float" office:value="1397">
            <text:p>139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5-31">
            <text:p>31.Mai</text:p>
          </table:table-cell>
          <table:table-cell table:formula="oooc:=[.C151]+[.D152]-[Tabelle2.$A$29]" office:value-type="float" office:value="1385">
            <text:p>138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01">
            <text:p>01.Jun</text:p>
          </table:table-cell>
          <table:table-cell table:formula="oooc:=[.C152]+[.D153]-[Tabelle2.$A$29]" office:value-type="float" office:value="1088">
            <text:p>1088</text:p>
          </table:table-cell>
          <table:table-cell office:value-type="float" office:value="-285">
            <text:p>-28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6-02">
            <text:p>02.Jun</text:p>
          </table:table-cell>
          <table:table-cell table:formula="oooc:=[.C153]+[.D154]-[Tabelle2.$A$29]" office:value-type="float" office:value="1076">
            <text:p>1076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03">
            <text:p>03.Jun</text:p>
          </table:table-cell>
          <table:table-cell table:formula="oooc:=[.C154]+[.D155]-[Tabelle2.$A$29]" office:value-type="float" office:value="1049">
            <text:p>1049</text:p>
          </table:table-cell>
          <table:table-cell office:value-type="float" office:value="-15">
            <text:p>-15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6-04">
            <text:p>04.Jun</text:p>
          </table:table-cell>
          <table:table-cell table:formula="oooc:=[.C155]+[.D156]-[Tabelle2.$A$29]" office:value-type="float" office:value="1037">
            <text:p>103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05">
            <text:p>05.Jun</text:p>
          </table:table-cell>
          <table:table-cell table:formula="oooc:=[.C156]+[.D157]-[Tabelle2.$A$29]" office:value-type="float" office:value="1025">
            <text:p>102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06">
            <text:p>06.Jun</text:p>
          </table:table-cell>
          <table:table-cell table:formula="oooc:=[.C157]+[.D158]-[Tabelle2.$A$29]" office:value-type="float" office:value="1013">
            <text:p>101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07">
            <text:p>07.Jun</text:p>
          </table:table-cell>
          <table:table-cell table:formula="oooc:=[.C158]+[.D159]-[Tabelle2.$A$29]" office:value-type="float" office:value="951">
            <text:p>951</text:p>
          </table:table-cell>
          <table:table-cell office:value-type="float" office:value="-50">
            <text:p>-5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6-08">
            <text:p>08.Jun</text:p>
          </table:table-cell>
          <table:table-cell table:formula="oooc:=[.C159]+[.D160]-[Tabelle2.$A$29]" office:value-type="float" office:value="939">
            <text:p>93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09">
            <text:p>09.Jun</text:p>
          </table:table-cell>
          <table:table-cell table:formula="oooc:=[.C160]+[.D161]-[Tabelle2.$A$29]" office:value-type="float" office:value="927">
            <text:p>92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0">
            <text:p>10.Jun</text:p>
          </table:table-cell>
          <table:table-cell table:formula="oooc:=[.C161]+[.D162]-[Tabelle2.$A$29]" office:value-type="float" office:value="915">
            <text:p>91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1">
            <text:p>11.Jun</text:p>
          </table:table-cell>
          <table:table-cell table:formula="oooc:=[.C162]+[.D163]-[Tabelle2.$A$29]" office:value-type="float" office:value="903">
            <text:p>90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2">
            <text:p>12.Jun</text:p>
          </table:table-cell>
          <table:table-cell table:formula="oooc:=[.C163]+[.D164]-[Tabelle2.$A$29]" office:value-type="float" office:value="891">
            <text:p>89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3">
            <text:p>13.Jun</text:p>
          </table:table-cell>
          <table:table-cell table:formula="oooc:=[.C164]+[.D165]-[Tabelle2.$A$29]" office:value-type="float" office:value="879">
            <text:p>87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4">
            <text:p>14.Jun</text:p>
          </table:table-cell>
          <table:table-cell table:formula="oooc:=[.C165]+[.D166]-[Tabelle2.$A$29]" office:value-type="float" office:value="867">
            <text:p>86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5">
            <text:p>15.Jun</text:p>
          </table:table-cell>
          <table:table-cell table:formula="oooc:=[.C166]+[.D167]-[Tabelle2.$A$29]" office:value-type="float" office:value="855">
            <text:p>85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6">
            <text:p>16.Jun</text:p>
          </table:table-cell>
          <table:table-cell table:formula="oooc:=[.C167]+[.D168]-[Tabelle2.$A$29]" office:value-type="float" office:value="843">
            <text:p>84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7">
            <text:p>17.Jun</text:p>
          </table:table-cell>
          <table:table-cell table:formula="oooc:=[.C168]+[.D169]-[Tabelle2.$A$29]" office:value-type="float" office:value="831">
            <text:p>83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8">
            <text:p>18.Jun</text:p>
          </table:table-cell>
          <table:table-cell table:formula="oooc:=[.C169]+[.D170]-[Tabelle2.$A$29]" office:value-type="float" office:value="819">
            <text:p>81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19">
            <text:p>19.Jun</text:p>
          </table:table-cell>
          <table:table-cell table:formula="oooc:=[.C170]+[.D171]-[Tabelle2.$A$29]" office:value-type="float" office:value="807">
            <text:p>80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20">
            <text:p>20.Jun</text:p>
          </table:table-cell>
          <table:table-cell table:formula="oooc:=[.C171]+[.D172]-[Tabelle2.$A$29]" office:value-type="float" office:value="795">
            <text:p>79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21">
            <text:p>21.Jun</text:p>
          </table:table-cell>
          <table:table-cell table:formula="oooc:=[.C172]+[.D173]-[Tabelle2.$A$29]" office:value-type="float" office:value="783">
            <text:p>78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22">
            <text:p>22.Jun</text:p>
          </table:table-cell>
          <table:table-cell table:formula="oooc:=[.C173]+[.D174]-[Tabelle2.$A$29]" office:value-type="float" office:value="771">
            <text:p>77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23">
            <text:p>23.Jun</text:p>
          </table:table-cell>
          <table:table-cell table:formula="oooc:=[.C174]+[.D175]-[Tabelle2.$A$29]" office:value-type="float" office:value="759">
            <text:p>759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24">
            <text:p>24.Jun</text:p>
          </table:table-cell>
          <table:table-cell table:formula="oooc:=[.C175]+[.D176]-[Tabelle2.$A$29]" office:value-type="float" office:value="747">
            <text:p>74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25">
            <text:p>25.Jun</text:p>
          </table:table-cell>
          <table:table-cell table:formula="oooc:=[.C176]+[.D177]-[Tabelle2.$A$29]" office:value-type="float" office:value="735">
            <text:p>735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26">
            <text:p>26.Jun</text:p>
          </table:table-cell>
          <table:table-cell table:formula="oooc:=[.C177]+[.D178]-[Tabelle2.$A$29]" office:value-type="float" office:value="723">
            <text:p>723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27">
            <text:p>27.Jun</text:p>
          </table:table-cell>
          <table:table-cell table:formula="oooc:=[.C178]+[.D179]-[Tabelle2.$A$29]" office:value-type="float" office:value="711">
            <text:p>711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28">
            <text:p>28.Jun</text:p>
          </table:table-cell>
          <table:table-cell table:formula="oooc:=[.C179]+[.D180]-[Tabelle2.$A$29]" office:value-type="float" office:value="1499">
            <text:p>1499</text:p>
          </table:table-cell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6-29">
            <text:p>29.Jun</text:p>
          </table:table-cell>
          <table:table-cell table:formula="oooc:=[.C180]+[.D181]-[Tabelle2.$A$29]" office:value-type="float" office:value="1487">
            <text:p>1487</text:p>
          </table:table-cell>
          <table:table-cell/>
          <table:table-cell table:number-columns-repeated="3"/>
        </table:table-row>
        <table:table-row table:style-name="ro1">
          <table:table-cell/>
          <table:table-cell office:value-type="date" office:date-value="2006-06-30">
            <text:p>30.Jun</text:p>
          </table:table-cell>
          <table:table-cell table:formula="oooc:=[.C181]+[.D182]-[Tabelle2.$A$29]" office:value-type="float" office:value="1475">
            <text:p>1475</text:p>
          </table:table-cell>
          <table:table-cell/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Tabelle2.H27" table:end-x="1.775cm" table:end-y="0.32cm" draw:z-index="0" svg:width="27.855cm" svg:height="11.961cm" svg:x="0cm" svg:y="0.1cm">
              <draw:object draw:notify-on-update-of-ranges="Tabelle1.B2:Tabelle1.C18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6">
          <table:table-cell table:number-columns-repeated="5"/>
        </table:table-row>
        <table:table-row table:style-name="ro1">
          <table:table-cell table:style-name="ce1" office:value-type="string">
            <text:p>Tagessatz</text:p>
          </table:table-cell>
          <table:table-cell table:style-name="ce5" office:value-type="string">
            <text:p>Kontostand + Einnahmen – Fixkosten</text:p>
          </table:table-cell>
          <table:table-cell table:style-name="ce6" office:value-type="string">
            <text:p>Verfügbarer Tagessatz</text:p>
          </table:table-cell>
          <table:table-cell table:style-name="ce5" office:value-type="string">
            <text:p>Erwünschtes Endergebnis</text:p>
          </table:table-cell>
          <table:table-cell table:style-name="ce5" office:value-type="string">
            <text:p>Außergewöhnlich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Tabelle1.C2]+(SUM([Tabelle1.D2:.D182]))" office:value-type="float" office:value="3635">
            <text:p>3635</text:p>
          </table:table-cell>
          <table:table-cell table:formula="oooc:=IF([.D29]=&quot;&quot;;([.B29]+[.E29])/180;([.B29]-[.D29]+[.E29])/180)" office:value-type="float" office:value="20.1944444444444">
            <text:p>20,19</text:p>
          </table:table-cell>
          <table:table-cell table:number-columns-repeated="2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Excel_BuiltIn__FilterDatabase_1" table:base-cell-address="$Tabelle1.$A$1" table:cell-range-address="$Tabelle1.$A$1:.$I$77"/>
        <table:named-range table:name="PB_Giro_Kontoauszug_2005_10_19_10_24_1" table:base-cell-address="$Tabelle1.$A$1" table:cell-range-address="$Tabelle1.$B$1:.$I$56"/>
        <table:named-range table:name="PB_Giro_Kontoauszug_2005_11_24_18_32_1" table:base-cell-address="$Tabelle1.$A$1" table:cell-range-address="$Tabelle1.$B$57:.$I$68"/>
        <table:named-range table:name="PB_Giro_Kontoauszug_2005_12_04_22_19_1" table:base-cell-address="$Tabelle1.$A$1" table:cell-range-address="$Tabelle1.$B$69:.$I$7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date-style style:name="N135P0" style:volatile="true">
      <number:month number:textual="true"/>
    </number:date-style>
    <number:text-style style:name="N135">
      <number:text-content/>
      <style:map style:condition="value()&gt;=0" style:apply-style-name="N135P0"/>
    </number:text-style>
    <number:date-style style:name="N137P0" style:volatile="true">
      <number:month number:style="long" number:textual="true"/>
      <number:text> </number:text>
      <number:year/>
    </number:date-style>
    <number:text-style style:name="N137">
      <number:text-content/>
      <style:map style:condition="value()&gt;=0" style:apply-style-name="N137P0"/>
    </number:text-style>
    <number:date-style style:name="N138">
      <number:month number:textual="true"/>
      <number:text> </number:text>
      <number:year number:style="long"/>
    </number:date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1_5f_2" style:display-name="Excel_CondFormat_1_1_2" style:family="table-cell" style:parent-style-name="Default">
      <style:table-cell-properties fo:background-color="#00ff0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10">10.12.2005</text:date>, <text:time>18:46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uchungen_20__5f_2_5f_" style:display-name="PageStyle_Buchungen _2_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Clemens Volz</meta:initial-creator>
    <meta:creation-date>2005-12-08T21:53:31</meta:creation-date>
    <dc:creator>Clemens Volz</dc:creator>
    <dc:date>2005-12-10T18:46:05</dc:date>
    <dc:language>de-DE</dc:language>
    <meta:editing-cycles>8</meta:editing-cycles>
    <meta:editing-duration>PT1H48M41S</meta:editing-duration>
    <meta:user-defined meta:name="Info 1"/>
    <meta:user-defined meta:name="Info 2"/>
    <meta:user-defined meta:name="Info 3"/>
    <meta:user-defined meta:name="Info 4"/>
    <meta:document-statistic meta:table-count="3" meta:cell-count="5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tagger-odd" chart:visible="true" style:rotation-angle="90" style:direction="ltr"/>
      <style:graphic-properties draw:stroke="dash" draw:stroke-dash="Fine_20_Dotted" svg:stroke-width="0.01cm" svg:stroke-color="#000000" draw:marker-start-width="0.02cm" draw:marker-end-width="0.02cm"/>
      <style:text-properties fo:font-family="Arial" style:font-family-generic="swiss" style:font-pitch="variable" fo:font-size="6.19999980926514pt" style:font-family-asian="'Andale Sans UI'" style:font-pitch-asian="variable" style:font-size-asian="11.3999996185303pt" style:font-family-complex="Tahoma" style:font-pitch-complex="variable" style:font-size-complex="11.3999996185303pt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dash" draw:stroke-dash="Fine_20_Dotted" svg:stroke-width="0.01cm" svg:stroke-color="#000000" draw:marker-start-width="0.02cm" draw:marker-end-width="0.02cm"/>
      <style:text-properties fo:font-family="Arial" style:font-family-generic="swiss" style:font-pitch="variable" fo:font-size="11.3999996185303pt" style:font-family-asian="'Andale Sans UI'" style:font-pitch-asian="variable" style:font-size-asian="11.3999996185303pt" style:font-family-complex="Tahoma" style:font-pitch-complex="variable" style:font-size-complex="11.3999996185303pt"/>
    </style:style>
    <style:style style:name="ch5" style:family="chart">
      <style:graphic-properties draw:stroke="dash" draw:stroke-dash="Fine_20_Dashed_20__28_var_29_" svg:stroke-width="0.01cm" draw:marker-start-width="0.22cm" draw:marker-end-width="0.22cm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9.80000019073486pt" style:font-family-asian="'Andale Sans UI'" style:font-pitch-asian="variable" style:font-size-asian="9.80000019073486pt" style:font-family-complex="Tahoma" style:font-pitch-complex="variable" style:font-size-complex="9.80000019073486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27.856cm" svg:height="11.962cm" chart:class="chart:line" chart:style-name="ch1">
        <chart:plot-area chart:style-name="ch2" table:cell-range-address="Tabelle1.$B$2:.$C$182" chart:data-source-has-labels="column" chart:table-number-list="0" svg:x="0.546cm" svg:y="0.898cm" svg:width="26.745cm" svg:height="10.823cm">
          <chart:axis chart:dimension="x" chart:name="primary-x" chart:style-name="ch3">
            <chart:categories table:cell-range-address="local-table.A2:.A182"/>
          </chart:axis>
          <chart:axis chart:dimension="y" chart:name="primary-y" chart:style-name="ch4">
            <chart:grid chart:style-name="ch5" chart:class="major"/>
          </chart:axis>
          <chart:series chart:style-name="ch6">
            <chart:data-point chart:repeated="1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01.Ja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2.Jan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03.Jan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04.Jan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5.Jan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06.Jan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07.Jan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08.Jan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09.Jan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0.Jan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.J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.Jan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3.Jan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.Ja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.J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.J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.J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.J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.Jan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.Jan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.J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.J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.J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.J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.J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.J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.J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.Jan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29.Jan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30.Jan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31.Jan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01.Feb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02.Feb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03.Feb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04.Feb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05.Feb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06.Feb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7.Feb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08.Feb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09.Feb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.Feb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.Feb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.Feb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.Feb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4.Feb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5.Feb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6.Feb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7.Feb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.Feb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9.Feb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0.Feb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1.Feb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.Feb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.Feb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4.Feb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.Feb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.Feb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7.Feb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.Feb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01.Mrz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02.Mrz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03.Mrz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04.Mrz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05.Mrz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06.Mrz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07.Mrz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08.Mrz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09.Mrz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0.Mrz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.Mrz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.Mrz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3.Mrz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4.Mrz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.Mrz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6.Mrz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7.Mrz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8.Mrz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9.Mrz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0.Mrz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.Mrz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2.Mrz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.Mrz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4.Mrz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.Mrz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6.Mrz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7.Mrz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.Mrz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9.Mrz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30.Mrz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1.Mrz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01.Apr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02.Apr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03.Apr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04.Apr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05.Apr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06.Apr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07.Apr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08.Apr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09.Apr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0.Apr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1.Apr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.Apr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3.Apr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4.Apr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.Apr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6.Apr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7.Apr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8.Apr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9.Apr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0.Apr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.Apr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2.Apr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3.Apr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.Apr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5.Apr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6.Apr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.Apr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8.Apr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9.Apr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30.Apr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01.Mai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02.Mai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03.Mai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04.Mai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05.Mai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06.Mai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07.Mai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08.Mai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09.Mai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0.Mai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1.Mai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.Mai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3.Mai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4.Mai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.Mai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6.Mai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7.Mai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.Mai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.Mai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.Mai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1.Mai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2.Mai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3.Mai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4.Mai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5.Mai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6.Mai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7.Mai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8.Mai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29.Mai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30.Mai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1.Mai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01.Jun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02.Jun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03.Jun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04.Jun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05.Jun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06.Jun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07.Jun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08.Jun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09.Jun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0.Jun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1.Jun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2.Jun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3.Jun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4.Jun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5.Jun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6.Jun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7.Jun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.Jun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9.Jun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0.Jun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1.Jun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2.Jun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3.Jun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4.Jun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5.Jun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6.Jun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7.Jun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8.Jun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29.Jun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30.Jun</text:p>
              </table:table-cell>
              <table:table-cell office:value-type="float" office:value="1475">
                <text:p>147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</office:styles>
</office:document-styles>
</file>